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7cm">
          <draw:text-box>
            <text:p><text:span text:style-name="T1">i</text:span></text:p>
          </draw:text-box>
        </draw:frame>
        <draw:frame draw:style-name="gr3" draw:text-style-name="P2" draw:layer="layout" svg:width="14.896cm" svg:height="8.379cm" svg:x="0.004cm" svg:y="1.1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7T14:49:44.155579297</dc:date>
    <meta:editing-duration>PT3M12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7cm" svg:height="8.38cm" xlink:href="." xlink:type="simple" chart:class="chart:scatter" chart:style-name="ch1">
        <chart:plot-area chart:style-name="ch2" chart:data-source-has-labels="both" svg:x="0.297cm" svg:y="0.167cm" svg:width="14.303cm" svg:height="8.046cm">
          <chartooo:coordinate-region svg:x="0.839cm" svg:y="0.366cm" svg:width="13.667cm" svg:height="7.648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1421356237309">
                <text:p>2.41421356237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3205080756888">
                <text:p>2.7320508075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23606797749979">
                <text:p>3.23606797749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